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style:text-position="-20% 100%"/>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office:automatic-styles>
  <office:body>
    <office:text text:use-soft-page-breaks="true">
      <text:h text:style-name="P1" text:outline-level="1"/>
      <text:h text:style-name="Heading1" text:outline-level="1">Bibliography</text:h>
      <text:p text:style-name="text">If you have any HMSL generated writings or recordings that you would like to have included in this bibliography, please send us a copy.</text:p>
      <text:h text:style-name="Heading2" text:outline-level="2">MIDI</text:h>
      <text:p text:style-name="text">IMA (International MIDI Association) 5316 West 57th Street, Los Angeles, CA 90056</text:p>
      <text:p text:style-name="text">Phone: (213) 649-6434 / Fax: (213) 215-3380</text:p>
      <text:h text:style-name="Heading2" text:outline-level="2">Object-Oriented Programming</text:h>
      <text:p text:style-name="text"><text:span text:style-name="T2">BYTE</text:span><text:s/>Magazine. Volume 11, Number 8, 1986. "Object Oriented Languages" issue; contains articles on object oriented Forth, NEON, ACTOR, Objective-C, Smalltalk, etc.</text:p>
      <text:p text:style-name="text">Cox, Brad J. 1986.<text:s/><text:span text:style-name="T3">Object Oriented Programming: <text:s/>An Evolutionary Approach.<text:s/></text:span>Addison Wesley Publishing Company.<text:s/></text:p>
      <text:p text:style-name="text">Goldberg, Adele, and Robinson, David. 1983.<text:s/><text:span text:style-name="T4">Smalltalk-80: The Language and Its Implementation</text:span>. Addison Wesley Publishing Company.<text:s/></text:p>
      <text:h text:style-name="Heading2" text:outline-level="2">FORTH</text:h>
      <text:p text:style-name="text">Brodie, Leo. 1981<text:span text:style-name="T5">Starting Forth</text:span>. Prentice-Hall.<text:s/></text:p>
      <text:p text:style-name="text">Burk, P., Haas, M., Donovan, B., and King, J. 1989.<text:s/><text:span text:style-name="T6">JForth Professional For The Amiga: User Manual and Reference Guide, Version 2.0</text:span><text:s/>. San Rafael: Delta Research Incorporated. <text:s/></text:p>
      <text:p text:style-name="text">Derick, Mitch, and Baker, Linda. 1982.<text:s/><text:span text:style-name="T7">Forth Encyclopedia.</text:span><text:s/>Mountain View Press Inc.<text:s/></text:p>
      <text:p text:style-name="text">Forth Interest Group. PO Box 8231, San Jose, California, 95155 (publish a wide variety of materials on Forth).</text:p>
      <text:p text:style-name="text">Loeliger, R.G. 1981.<text:span text:style-name="T8">Threaded Interpretive Languages.</text:span><text:s/>BYTE Books.<text:s/></text:p>
      <text:p text:style-name="text">Mahlon, G. Kelly &amp; Spies, N. 1986.<text:s/><text:span text:style-name="T9">Forth A Text and Reference.</text:span><text:s/>Prentice-Hall Software Series.<text:s/></text:p>
      <text:p text:style-name="text">Scanlon, Leo J.1982. Forth Programming. Blacksburg Continuuing Education Series. Howard W. Sams and Co.</text:p>
      <text:h text:style-name="Heading2" text:outline-level="2">Theoretical and Musical Topics</text:h>
      <text:p text:style-name="text">Anderson, David, and Kuivila, Ron. 1989. "Continuous Abstractions for Discrete Event Languages." In<text:s/><text:span text:style-name="T10">Computer Music Journal.<text:s/></text:span>11-23.<text:span text:style-name="T11"><text:s/></text:span>Volume 13, Number 3. Fall.</text:p>
      <text:p text:style-name="text">— 1988.<text:span text:style-name="T12">The <text:s/>FORMULA Reference Manual</text:span>. Available from the authors. <text:s text:c="2"/></text:p>
      <text:p text:style-name="text">— 1986a. "Accurately Timed Generation of Discrete Musical Events." <text:s/>In<text:s/><text:span text:style-name="T13">Computer Music Journal.<text:s/></text:span>Volume 10, Number 3. Fall.</text:p>
      <text:soft-page-break/>
      <text:p text:style-name="text">— 1986b. "A Model of Real-Time Computation for Computer Music. " In<text:span text:style-name="T14"><text:s/>Proceedings of the International Computer Music Conference</text:span>. Barry Truax, editor. San Francisco, CA: Computer Music Association.</text:p>
      <text:p text:style-name="text">Dodge, C., and Jerse, T. 1985.<text:s/><text:span text:style-name="T15">Computer Music: Synthesis, Composition, and Performance,</text:span><text:s/>Schirmer Books. <text:s/></text:p>
      <text:p text:style-name="text">Flurry, Henry S. 1988. "The CREATION STATION: An Approach to a Multimedia Workstation." <text:s/>In<text:s/><text:span text:style-name="T16">Leonardo: The International Journal of the Arts, Sciences and Technology</text:span>, Supplemental Issue, <text:s/>"Electronic Art." <text:s/></text:p>
      <text:p text:style-name="text">Kelley,<text:s/>Daniel, and Strange, Allen.<text:s/><text:span text:style-name="T17">MASC Reference Manual</text:span>. <text:s/>Available from the authors c/o Electro-Acoustic Music Studio, San Jose State University, 1 Washington Square, San Jose, California 95192.</text:p>
      <text:p text:style-name="text">Lewin, David. <text:s/>1987.<text:s/><text:span text:style-name="T18">Generalized Musical Intervals and Their Transformations</text:span>. <text:s/>New Haven: Yale University Press.</text:p>
      <text:p text:style-name="text">— 1984. "On Formal Intervals Between time-spans." in<text:s/><text:span text:style-name="T19">Music Perception.<text:s/></text:span>414-423. Vol. 1, Number 4. Summer.</text:p>
      <text:p text:style-name="text">Polansky, L. 1987a. "Morphological Metrics: An Introduction to a theory of formal distances." <text:s/>In<text:s/><text:span text:style-name="T20">Proce</text:span><text:span text:style-name="T21">edings of the International Computer Music Conference</text:span>, <text:s/>compiled by James Beauchamp. San Francisco, CA: Computer Music Association.</text:p>
      <text:p text:style-name="text">—1987b. "Paratactical Tuning: An Agenda for the Future Use of Computers in Experimental Intonation",<text:s/><text:span text:style-name="T22">Computer Music Journal,</text:span><text:s/>Volume 11, Number 1, Spring.<text:s/></text:p>
      <text:p text:style-name="text">— 1984. "The Early Works of James Tenney," in<text:s/><text:span text:style-name="T23">Soundings</text:span><text:s/>13. Soundings Press, Box 8319, Santa Fe, New Mexico, 87504-8319.</text:p>
      <text:p text:style-name="text">Polansky, L. &amp; Rosenboom, D. (editors).1987 James Tenney Issue.<text:s/><text:span text:style-name="T24">Perspectives of New Music,</text:span><text:s/>Vol 25 I/II,<text:s/>Spring.</text:p>
      <text:p text:style-name="text">Polansky, L., and Levin, J. 1987. "The Mills College SEMINAR IN FORMAL METHODS Series: A Documentary History of the First Five Years." In<text:s/><text:span text:style-name="T25">Leonardo: The Journal of the International Society for the Arts, Sciences, and Technology</text:span>. 155-163. Vol. 20, No. 2.</text:p>
      <text:p text:style-name="text">Pope, Stephen T. 1986. "Music Notation and the Representation of Musical Structure and Knowledge." In<text:s/><text:span text:style-name="T26">Perspectives of New Music</text:span>. Vol. 24, No. 2.<text:s/></text:p>
      <text:p text:style-name="text">— 1987. "A Smalltalk-80-based Music Toolkit." In<text:s/><text:span text:style-name="T27">Proceedings of the International Computer Music Confere</text:span><text:span text:style-name="T28">nce</text:span>, 166-173, compiled by Jame Beauchamp. San Francisco, CA: Computer Music Association.</text:p>
      <text:p text:style-name="text">— 1989. "Machine Tongues XI: Object-Oriented Software Design." In<text:s/><text:span text:style-name="T29">Computer Music Journal</text:span>. Vol. 13. Number 12. Summer.<text:s/></text:p>
      <text:p text:style-name="text">Powell, Jarrad. 1987.<text:s/><text:span text:style-name="T30">Substance and Non-Substance.<text:s/></text:span><text:s/>Cassette. Available from Frog Peak Music.</text:p>
      <text:p text:style-name="text">Rosenboom, David. 1990.<text:span text:style-name="T31"><text:s/>Extended Musical Interface with the Human Nervous System: Assessment and Prospectus</text:span>. Leonardo Monograph Series No. 1. Berkeley, CA: ISAST, International Society for the Arts, Sciences, and Technology.</text:p>
      <text:p text:style-name="text">— 1988.<text:s/><text:span text:style-name="T32">Champ Vital (Life Field),<text:s/></text:span>score, for violin, piano and percussion, available from Frog Peak Music.</text:p>
      <text:p text:style-name="text">— 1987a.<text:s/><text:span text:style-name="T33">Collected Articles</text:span>. Oakland: Frog Peak Music.<text:s/></text:p>
      <text:p text:style-name="text">— 1987b. "Cognitive Modelling and Musical Composition in the Twentieth-Century: A Prolegomenon." <text:s/>In<text:s/><text:span text:style-name="T34">Perspectives of New Music</text:span>. James Tenney Packet. 439-446. Vol. <text:s/>25. Nos. 1 and 2.Winter and Summer.<text:s/></text:p>
      <text:p text:style-name="text">— <text:s/>1990.<text:span text:style-name="T35"><text:s/>"The Performing Brain"</text:span>, Computer Music Journal, Vol 14, No 1, Spring 1990, The MIT Press</text:p>
      <text:p text:style-name="text">— <text:s/>1987c. "A Program for the Development of Performance Oriented Electronic Music Instrumentation in the Coming Decade: 'What You Conceive Is What You Get'." In<text:s/><text:span text:style-name="T36">Perspectives of New Music</text:span>. James Tenney Packet. 569-583. Vol. 25. Nos. 1 and 2. Winter and Summer.<text:s/></text:p>
      <text:p text:style-name="text">—1987d.<text:s/><text:span text:style-name="T37">In The Beginning, A Collection of Works. A</text:span>vailable from Frog Peak Music.</text:p>
      <text:soft-page-break/>
      <text:p text:style-name="text">— 1984-86. <text:s/><text:span text:style-name="T38">Zones of Influence</text:span><text:s/>. Score for percussion soloist, computer music instrument, and auxiliary melodic parts. Oakland: Frog Peak Music.</text:p>
      <text:p text:style-name="text"><text:span text:style-name="T39">— 1984. <text:s/></text:span>"On Being Invisible." In<text:s/><text:span text:style-name="T40">MusicWorks. <text:s/></text:span>No. 28. <text:s/>Music Gallery. Toronto.</text:p>
      <text:p text:style-name="text">— 1977a.<text:s/><text:span text:style-name="T41">On Being Invisible</text:span>. LP Record, Music Gallery Editions, #MGE-4, Toronto.<text:s/></text:p>
      <text:p text:style-name="text">— 1977b.<text:s/><text:span text:style-name="T42">On Being Invisible</text:span>. Video tape. Western Front Video, Vancouver.<text:s/></text:p>
      <text:p text:style-name="text">— 1976.<text:s/><text:span text:style-name="T43">Biofeedback and the Arts: Results of Early Experiments</text:span>. <text:s/>Vancouver: ARC Publications.<text:s/></text:p>
      <text:p text:style-name="text">Scaletti, Carla. 1989. "Composing Sound Objects in KYMA." In<text:s/><text:span text:style-name="T44">Perspectives of New Music</text:span>. 42-69. Volume 27. No 1. Winter.</text:p>
      <text:p text:style-name="text">— 1989a. "The Kyma/Platypus Computer Music Workstation." In<text:s/><text:span text:style-name="T45">Computer Music Journal.</text:span><text:s/>23-38. Volume 13, No. 12. Summer.</text:p>
      <text:p text:style-name="text"><text:s/>—1987. "Kyma: An Object-oriented Language for Musical Composition."<text:span text:style-name="T46">Proceedings of the International Computer Music Conference.<text:s/></text:span>Urbana<text:span text:style-name="T47">,</text:span><text:s/>Illinois. (Published by the Computer Music Association)</text:p>
      <text:p text:style-name="text">Tenney, James, with Polansky, Larry. 1980. <text:s/>"Temporal Gestalt Perception in Music." In<text:s/><text:span text:style-name="T48">Journal of Music Theory</text:span>. 24/2, Fall.</text:p>
      <text:p text:style-name="text">Tenney, James. 1987.<text:s/><text:span text:style-name="T49">META + HODOS and META Meta + Hodos</text:span>. (Written in 1961). Oakland, CA: Frog Peak Music.</text:p>
      <text:p text:style-name="text"/>
      <text:h text:style-name="Heading2" text:outline-level="2">HMSL</text:h>
      <text:p text:style-name="text">Armstrong, Sara Garden. 1990.<text:s/><text:span text:style-name="T50">Airplayers</text:span><text:s/>. Available from Frog Peak Music. Art book documentation of sound-sculpture project done in collaboration with Nick Didkovsky and Bob Bielecki using HMSL. Forthcoming article in<text:s/><text:span text:style-name="T51">Leonardo Music Journal</text:span>.</text:p>
      <text:p text:style-name="text">Burk, Phil.1991.<text:s/><text:span text:style-name="T52">"The Integration of Real Time Software Synthesis into HMSL, an existing Music Language"</text:span><text:s/>Describes 56000 DSP system. In<text:span text:style-name="T53"><text:s/>Proceedings of the International Computer Music Conference</text:span>. San Francisco, CA: Computer Music Association.</text:p>
      <text:p text:style-name="text"><text:s/>--- 1987. "HMSL — An Object Oriented Music Language." In<text:s/><text:span text:style-name="T54">RoboCity News</text:span>. Volume III, Issue 4, May. <text:s text:c="2"/></text:p>
      <text:p text:style-name="text">Burk, Phil<text:s/>and Marsanyi, Robert 1992.<text:s/><text:span text:style-name="T55">"Iconic Programming in HMSL"</text:span><text:s/>Describes iconic patch language called WIRE built on HMSL. In<text:span text:style-name="T56"><text:s/>Proceedings of the International Computer Music Conference</text:span>. San Francisco, CA: Computer Music Association.</text:p>
      <text:p text:style-name="text">Center for Contemporary Music. “Beginning, Advanced and Intermediate HMSL.” Video recordings of seminars given as part of the Mills College Seminar in Formal Methods Series, by Phil Burk, Robert Marsanyi, Bill Maginnis, Larry Polansky and others. Available from Frog Peak Music.</text:p>
      <text:p text:style-name="text">Corner,<text:s/>Philip (with Larry Polansky, software). 1987. "Delicate Computations." <text:s/>Piece written in HMSL, published in<text:s/><text:span text:style-name="T57">Perspectives of New Music</text:span><text:s/>. James Tenney Issue, Spring.<text:s/></text:p>
      <text:p text:style-name="text">Didkovsky, Nick. 1991 (with Dr. Nerve).<text:s/><text:span text:style-name="T58">Beta 14 ok.<text:s/></text:span>Compact Disk using DrNerve.HMSL. Cunieform Records 26.</text:p>
      <text:p text:style-name="text">— 1990. “HMSL: In All Languages.”<text:s/><text:span text:style-name="T59">Ear Magazine</text:span>. February.</text:p>
      <text:p text:style-name="text">— 1990b (with Dr. Nerve).<text:s/><text:span text:style-name="T60">Did Sprinting Die?<text:s/></text:span><text:s/>Compact Disk using DrNerve.HMSL. Wayside Music Archives Series. WMAS2</text:p>
      <text:p text:style-name="text">— 1989. “Computer Generated Composition for Doctor Nerve.”<text:s/><text:span text:style-name="T61">Proceed</text:span><text:span text:style-name="T62">ings of the 9th Symposium on Small Computers in the Arts.</text:span><text:s/>SCAN. November.</text:p>
      <text:p text:style-name="text">Mahler, David. 1989-90.<text:s/><text:span text:style-name="T63">Washington State Centennial Bell Garden</text:span>. HMSL controlled public installation, including one bell from each of Washington’s 39 counties. Washington State Convention and Trade Center. Seattle.</text:p>
      <text:p text:style-name="text">Mann, Chris. 1990.<text:s/><text:span text:style-name="T64">The Birth of Peace</text:span>. Book/Cassette. Collaboration with Warren Burt, Larry Polansky, Alistair Riddell, Simon Vietch, and Willy the Goldfish. Using HMSL, 3DIS System, Yamaha DiskClavier, various samplers, etc. Based on music by Nietzche, performances by Levi-Strauss and Wittgenstein. Recorded Melbourne, 1989. NMA Publications, Australia.</text:p>
      <text:p text:style-name="text">Marsanyi, Robert. 1990.<text:s/><text:span text:style-name="T65">Swimming Without a Net.</text:span><text:s/>Compact Disk. with David Brown and Aric Rubin. ARF Music 51.</text:p>
      <text:p text:style-name="text">Mathews, Max, and Pierce, John. 1989.<text:s/><text:span text:style-name="T66">Current Directions in Computer Music Research</text:span>. MIT Press.</text:p>
      <text:p text:style-name="text">Miller, Steven M. 1989. “Motion/Stasis.” M.F.A Thesis, Mills College.</text:p>
      <text:p text:style-name="text">Parson, Jeanne. 1989. “Levels of Complexity.” M.F.A Thesis. Mills College.</text:p>
      <text:p text:style-name="text">— <text:s/>1990. (producer)<text:span text:style-name="T67"><text:s/>One.Sourc</text:span><text:span text:style-name="T68">e: HMSL.<text:s/></text:span><text:s/>HMSL compilation tape, with music by John Bischoff, Steve Curtin, Nick Didkovsky, Steve Everett, Andreas Mniestris, Jeanne Parson, David Rosenboom, Carter Scholz, and others. Available from Frog Peak Music, Box A36, Hanover, NH 03755.</text:p>
      <text:p text:style-name="text">Oliveros, Pauline. 1986.<text:s/><text:span text:style-name="T69">Dear.John</text:span>. <text:s/>Composition using HMSL, commissioned by West German Radio, (software by L. Polansky). <text:s/>Available from the Pauline Oliveros Foundation, NY.</text:p>
      <text:p text:style-name="text">--- 1990<text:s/><text:span text:style-name="T70">Lions Tale</text:span>, CDCM Computer Music Series. Vol 7. Centaur Records.</text:p>
      <text:p text:style-name="text">Polansky, L., Burk, P., with Rosenboom, D. 1990. “HMSL: A Theorerical Overview.” In<text:s/><text:span text:style-name="T71">Perspectives of New Music</text:span>, Summer.</text:p>
      <text:p text:style-name="text">Polansky, L. 1990a.<text:s/><text:span text:style-name="T72">The Theory of Impossible Melody</text:span>. Compact Disk. Artifact Recordings. ART04 (Distributed by Frog Peak Music).</text:p>
      <text:p text:style-name="text">— 1990b. 17 Simple Melodies of the Same Length. Piece on disk. Distributed by Frog Peak Music.</text:p>
      <text:p text:style-name="text">—1988a.<text:s/><text:span text:style-name="T73">Four Voice Canons #3-6/Cantillation Studies #1-2</text:span>, cassette of computer works. Distributed by Frog Peak Music.</text:p>
      <text:p text:style-name="text">— 1988b.<text:s/><text:span text:style-name="T74">Works for Performers and Live Interactive Computer</text:span>. <text:s/>Oakland:<text:s/>Frog Peak Music Cassette. (Contains recordings of four works done using HMSL:<text:s/><text:span text:style-name="T75">B'rey'sheet</text:span>;<text:s/><text:span text:style-name="T76">Simple Actions; Cocks Crow, Dogs Bark...</text:span>; and<text:s/><text:span text:style-name="T77">17 Simple Melodies of the Same Length</text:span>).</text:p>
      <text:p text:style-name="text">— 1987a. "Distance Music I-VI, For Any Number of Programmer/Performers and Live, Programmable Computer Music Systems." In<text:s/><text:span text:style-name="T78">Perspectives of New Music</text:span>. James Tenney Packet. 537-544. Vol. <text:s/>25. Nos. 1 and 2. Winter and Summer. (Includes score for<text:s/><text:span text:style-name="T79">Simple Actions</text:span>).</text:p>
      <text:p text:style-name="text">— 1987c. "The HMSL Experimental Intonation Environment." <text:s/>In<text:s/><text:span text:style-name="T80">1/1: The Journ</text:span><text:span text:style-name="T81">al of the Just Intonation Network</text:span>. Vol. 3, #1.Winter. <text:s/>535 Stevenson St, San Francisco, CA 94103.</text:p>
      <text:p text:style-name="text">Polansky, L., Rosenboom, D. and Burk, P. 1987. <text:s/>"HMSL: Overview (Version 3.1) and Notes on Intelligent Instrument Design."<text:span text:style-name="T82">Proceedings of the International Computer Music Conference.<text:s/></text:span>Urbana, Illinois.</text:p>
      <text:p text:style-name="text">Polansky, L, and Rosenboom, D. 1985. "HMSL (Hierarchical Music Specification Language), A Real-Time Environment for Formal, Perceptual and Compositional Experimentation," in<text:s/><text:span text:style-name="T83">Proceedings of the International Compute</text:span><text:span text:style-name="T84">r Music Conference</text:span>. Barry Truax, editor. 243-50. San Francisco, CA: Computer Music Association.</text:p>
      <text:p text:style-name="text">Riddell, Alistair. “Interview with Larry Polansky.”<text:s/><text:span text:style-name="T85">ARRAY, Newsletter of the Australian Computer Music Association</text:span>. #2. 1989. Available from Frog Peak Music, Box A36, Hanover, NH. 03755.</text:p>
      <text:p text:style-name="text">Rosenboom, David.1989.<text:s/><text:span text:style-name="T86">Systems of Judgement</text:span>. Compact disk of work for computer and acoustic music instruments. CDCM Computer Music Series. Vol. 4. Baton Rouge: Centaur Records.</text:p>
      <text:p text:style-name="text">Scholz, Carter. 1990. “Computer Partnerships.”<text:s/><text:span text:style-name="T87">Keybo</text:span><text:span text:style-name="T88">ard Magazine</text:span>. October.</text:p>
      <text:p text:style-name="text">— 1988. "MIDI Resources." In<text:s/><text:span text:style-name="T89">Keyboard</text:span><text:s/>magazine. 74-88. November.<text:s/></text:p>
      <text:p text:style-name="text">— 1988a. <text:s/>"HMSL Software Language." In<text:s/><text:span text:style-name="T90">Music Technology</text:span>. 82-83. September.<text:s/></text:p>
      <text:p text:style-name="text"/>
      <text:p text:style-name="text"/>
      <text:p text:style-name="text"/>
      <text:p text:style-name="text">(Note: All Frog Peak Music publications are now available from Frog Peak Music, Box A36, Hanover, New Hampshire, 0375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text" style:default-outline-level="1">
      <style:paragraph-properties fo:border-top="none" fo:border-left="none" fo:border-bottom="0.0208in solid #000000" fo:border-right="none" fo:padding="0in" style:shadow="none" fo:text-align="center" fo:margin-top="0.0277in" fo:margin-bottom="0.4166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text"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text"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style:font-name-complex="New York" fo:font-size="12pt" style:font-size-asian="12pt" fo:hyphenate="false"/>
    </style:style>
    <style:style style:name="DefaultParagraphFont" style:display-name="Default Paragraph Font" style:family="text"/>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text" style:display-name="text" style:family="paragraph" style:parent-style-name="Normal">
      <style:paragraph-properties fo:margin-bottom="0.0833in"/>
      <style:text-properties style:font-name="Times" style:font-name-complex="Times" fo:font-size="10pt" style:font-size-asian="10pt" fo:hyphenate="false"/>
    </style:style>
    <style:style style:name="declaration" style:display-name="declaration" style:family="paragraph" style:parent-style-name="Normal" style:next-style-name="text">
      <style:paragraph-properties fo:keep-with-next="always" fo:margin-top="0.0833in" fo:margin-bottom="0.0833in">
        <style:tab-stops>
          <style:tab-stop style:type="left" style:position="0.375in"/>
        </style:tab-stops>
      </style:paragraph-properties>
      <style:text-properties style:font-name="Courier" style:font-name-complex="Courier"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ext">
      <style:paragraph-properties fo:keep-together="always" fo:margin-left="0.2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bottom="0.0555in" fo:margin-left="0.2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definition">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fo:margin-bottom="0in">
        <style:tab-stops>
          <style:tab-stop style:type="left" style:position="0.25in"/>
          <style:tab-stop style:type="left" style:position="0.5in"/>
          <style:tab-stop style:type="left" style:position="1in"/>
          <style:tab-stop style:type="left" style:position="1.25in"/>
          <style:tab-stop style:type="left" style:position="1.75in"/>
          <style:tab-stop style:type="left" style:position="3.43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Bibliography<text:tab/>Bib -<text:s/><text:page-number style:num-format="1">1</text:page-number></text:p>
      </style:footer>
      <style:footer-left>
        <text:p text:style-name="Footer">Bib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4:53:00Z</meta:creation-date>
    <dc:date>2013-04-26T04:53:00Z</dc:date>
    <meta:template xlink:href="Normal.dotm" xlink:type="simple"/>
    <meta:editing-cycles>2</meta:editing-cycles>
    <meta:editing-duration>PT0S</meta:editing-duration>
    <meta:document-statistic meta:page-count="3" meta:paragraph-count="23" meta:word-count="1762" meta:character-count="11786" meta:row-count="83" meta:non-whitespace-character-count="10047"/>
  </office:meta>
</office:document-meta>
</file>